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Landscape">
      <style:table-properties style:width="27.7cm" style:rel-width="100%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5.281cm" style:rel-column-width="8663*"/>
    </style:style>
    <style:style style:name="Table1.B" style:family="table-column">
      <style:table-column-properties style:column-width="12.42cm" style:rel-column-width="7041*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7.693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1.649cm"/>
    </style:style>
    <style:style style:name="Table7.B" style:family="table-column">
      <style:table-column-properties style:column-width="1.085cm"/>
    </style:style>
    <style:style style:name="Table7.C" style:family="table-column">
      <style:table-column-properties style:column-width="1.72cm"/>
    </style:style>
    <style:style style:name="Table7.D" style:family="table-column">
      <style:table-column-properties style:column-width="1.39cm"/>
    </style:style>
    <style:style style:name="Table7.E" style:family="table-column">
      <style:table-column-properties style:column-width="2.402cm"/>
    </style:style>
    <style:style style:name="Table7.F" style:family="table-column">
      <style:table-column-properties style:column-width="6.99cm"/>
    </style:style>
    <style:style style:name="Table7.G" style:family="table-column">
      <style:table-column-properties style:column-width="1.609cm"/>
    </style:style>
    <style:style style:name="Table7.H" style:family="table-column">
      <style:table-column-properties style:column-width="2.101cm"/>
    </style:style>
    <style:style style:name="Table7.I" style:family="table-column">
      <style:table-column-properties style:column-width="2.096cm"/>
    </style:style>
    <style:style style:name="Table7.J" style:family="table-column">
      <style:table-column-properties style:column-width="3.411cm"/>
    </style:style>
    <style:style style:name="Table7.K" style:family="table-column">
      <style:table-column-properties style:column-width="1.388cm"/>
    </style:style>
    <style:style style:name="Table7.L" style:family="table-column">
      <style:table-column-properties style:column-width="1.852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7.7cm" style:rel-width="100%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5.305cm" style:rel-column-width="8677*"/>
    </style:style>
    <style:style style:name="Table2.B" style:family="table-column">
      <style:table-column-properties style:column-width="12.395cm" style:rel-column-width="7027*"/>
    </style:style>
    <style:style style:name="Table2.1" style:family="table-row">
      <style:table-row-properties style:min-row-height="1.235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012849" fo:background-color="transparent" style:font-size-asian="8pt" style:font-style-asian="normal" style:font-weight-asian="bold" style:font-size-complex="8pt" style:font-style-complex="normal" style:font-weight-complex="bold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012849" officeooo:paragraph-rsid="01012849" fo:background-color="transparent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a28b8e" fo:background-color="transparent" style:font-size-asian="7pt" style:font-style-asian="normal" style:font-size-complex="7pt" style:font-style-complex="normal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d6892f" fo:background-color="transparent" style:font-size-asian="7pt" style:font-style-asian="normal" style:font-size-complex="7pt" style:font-style-complex="normal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b8b495" fo:background-color="transparent" style:font-size-asian="7pt" style:font-style-asian="normal" style:font-size-complex="7pt" style:font-style-complex="normal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0928485"/>
    </style:style>
    <style:style style:name="P23" style:family="paragraph" style:parent-style-name="Standard_20__28_WW_29_">
      <style:paragraph-properties fo:margin-left="0cm" fo:margin-right="0cm" fo:text-indent="0cm" style:auto-text-indent="false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07c6c9c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074a227" fo:background-color="transparent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2pt" fo:language="uk" fo:country="UA" officeooo:paragraph-rsid="009ad618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2pt" fo:language="uk" fo:country="UA" officeooo:paragraph-rsid="009ad618" style:font-size-asian="12pt" style:font-size-complex="12pt"/>
    </style:style>
    <style:style style:name="P28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0488d6" fo:background-color="transparent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0488d6" fo:background-color="transparent" style:font-size-asian="8pt" style:font-style-asian="normal" style:font-weight-asian="bold" style:font-size-complex="8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05d77d" officeooo:paragraph-rsid="0105d77d" fo:background-color="transparent" style:font-size-asian="8pt" style:font-style-asian="normal" style:font-weight-asian="bold" style:font-size-complex="8pt" style:font-style-complex="normal" style:font-weight-complex="bold"/>
    </style:style>
    <style:style style:name="P31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7pt" fo:language="uk" fo:country="UA" fo:font-style="normal" officeooo:paragraph-rsid="0105d77d" fo:background-color="transparent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105d77d" fo:background-color="transparent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T1" style:family="text">
      <style:text-properties officeooo:rsid="00763d38"/>
    </style:style>
    <style:style style:name="T2" style:family="text">
      <style:text-properties officeooo:rsid="007c6c9c"/>
    </style:style>
    <style:style style:name="T3" style:family="text">
      <style:text-properties officeooo:rsid="008eaa99"/>
    </style:style>
    <style:style style:name="T4" style:family="text">
      <style:text-properties officeooo:rsid="00ccbcf2"/>
    </style:style>
    <style:style style:name="T5" style:family="text">
      <style:text-properties officeooo:rsid="00d6892f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name" text:name="py3o.objects.name"/>
        <text:user-field-decl office:value-type="string" office:string-value="item.stage_id.name" text:name="py3o.item.stage_id.nam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3"><text:span text:style-name="T6">ЗАТВЕРДЖЕНО</text:span></text:p>
            <text:p text:style-name="P23"><text:span text:style-name="T6">рішення виконавчої дирекції <text:line-break/>Фонду гарантування вкладів фізичних осіб</text:span></text:p>
            <text:p text:style-name="P24">____.01.2025 № ________</text:p>
          </table:table-cell>
        </table:table-row>
      </table:table>
      <text:p text:style-name="P2"/>
      <text:p text:style-name="P1"/>
      <text:p text:style-name="P25"><text:user-field-get text:name="py3o.objects.name">name</text:user-field-get>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9">Код <text:span text:style-name="T1">майна</text:span></text:p>
            </table:table-cell>
            <table:table-cell table:style-name="Table7.A1" office:value-type="string">
              <text:p text:style-name="P28">Код ознаки</text:p>
            </table:table-cell>
            <table:table-cell table:style-name="Table7.A1" office:value-type="string">
              <text:p text:style-name="P29">Балансовий рахунок</text:p>
            </table:table-cell>
            <table:table-cell table:style-name="Table7.A1" office:value-type="string">
              <text:p text:style-name="P28">Код типу активу</text:p>
            </table:table-cell>
            <table:table-cell table:style-name="Table7.A1" office:value-type="string">
              <text:p text:style-name="P10">ID активу</text:p>
            </table:table-cell>
            <table:table-cell table:style-name="Table7.A1" office:value-type="string">
              <text:p text:style-name="P10">Коротка характеристика активу</text:p>
            </table:table-cell>
            <table:table-cell table:style-name="Table7.A1" office:value-type="string">
              <text:p text:style-name="P10">Балансова дата</text:p>
            </table:table-cell>
            <table:table-cell table:style-name="Table7.A1" office:value-type="string">
              <text:p text:style-name="P13">Балансова вартість, UAH</text:p>
            </table:table-cell>
            <table:table-cell table:style-name="Table7.A1" office:value-type="string">
              <text:p text:style-name="P13">Оціночна вартість, UAH</text:p>
            </table:table-cell>
            <table:table-cell table:style-name="Table7.A1" office:value-type="string">
              <text:p text:style-name="P11"><text:span text:style-name="T4">Підтверд</text:span><text:span text:style-name="T5">ні</text:span><text:span text:style-name="T4"> документи</text:span></text:p>
            </table:table-cell>
            <table:table-cell table:style-name="Table7.A1" office:value-type="string">
              <text:p text:style-name="P14">Статус</text:p>
            </table:table-cell>
            <table:table-cell table:style-name="Table7.L1" office:value-type="string">
              <text:p text:style-name="P30">Примітки</text:p>
            </table:table-cell>
          </table:table-row>
        </table:table-header-rows>
        <table:table-row>
          <table:table-cell table:style-name="Table7.A2" table:number-columns-spanned="12" office:value-type="string">
            <text:p text:style-name="P6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15"><text:user-field-get text:name="py3o.item.code">item.code</text:user-field-get></text:p>
          </table:table-cell>
          <table:table-cell table:style-name="Table7.A3" office:value-type="string">
            <text:p text:style-name="P32"><text:user-field-get text:name="py3o.item.type_id.name">item.type_id.name</text:user-field-get></text:p>
          </table:table-cell>
          <table:table-cell table:style-name="Table7.A3" office:value-type="string">
            <text:p text:style-name="P31"><text:user-field-get text:name="py3o.item.bal_account">item.bal_account</text:user-field-get></text:p>
          </table:table-cell>
          <table:table-cell table:style-name="Table7.A3" office:value-type="string">
            <text:p text:style-name="P31"><text:user-field-get text:name="py3o.item.asset_type">item.asset_type</text:user-field-get></text:p>
          </table:table-cell>
          <table:table-cell table:style-name="Table7.A3" office:value-type="string">
            <text:p text:style-name="P16"><text:user-field-get text:name="py3o.item.asset_identifier">item.asset_identifier</text:user-field-get></text:p>
          </table:table-cell>
          <table:table-cell table:style-name="Table7.A3" office:value-type="string">
            <text:p text:style-name="P16"><text:user-field-get text:name="py3o.item.description">item.description</text:user-field-get></text:p>
          </table:table-cell>
          <table:table-cell table:style-name="Table7.A3" office:value-type="string">
            <text:p text:style-name="P18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20"><text:text-input text:description="py3o://function=&quot;o_format_lang(item.book_value_uah, lang_code=lang)&quot;">item.book_value_uah</text:text-input></text:p>
          </table:table-cell>
          <table:table-cell table:style-name="Table7.A3" office:value-type="string">
            <text:p text:style-name="P21"><text:text-input text:description="py3o://function=&quot;o_format_lang(item.apprisal_value, lang_code=lang)&quot;">item.apprisal_value</text:text-input></text:p>
          </table:table-cell>
          <table:table-cell table:style-name="Table7.A3" office:value-type="string">
            <text:p text:style-name="P17"><text:user-field-get text:name="py3o.item.reason_documents">item.reason_documents</text:user-field-get></text:p>
          </table:table-cell>
          <table:table-cell table:style-name="Table7.A3" office:value-type="string">
            <text:p text:style-name="P17"><text:user-field-get text:name="py3o.item.stage_id.name">item.stage_id.name</text:user-field-get></text:p>
          </table:table-cell>
          <table:table-cell table:style-name="Table7.A2" office:value-type="string">
            <text:p text:style-name="P17"><text:user-field-get text:name="py3o.item.note">item.note</text:user-field-get></text:p>
          </table:table-cell>
        </table:table-row>
        <table:table-row>
          <table:table-cell table:style-name="Table7.A2" table:number-columns-spanned="12" office:value-type="string">
            <text:p text:style-name="P7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<text:span text:style-name="T3">Директор д</text:span>епартамент<text:span text:style-name="T3">у</text:span></text:p>
            <text:p text:style-name="P26">ліквідації банків</text:p>
          </table:table-cell>
          <table:table-cell table:style-name="Table2.B1" office:value-type="string">
            <text:p text:style-name="P27">Тетяна СТАРЦЕВА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tandard_20__28_WW_29_" style:display-name="Standard (WW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uk" fo:country="UA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12-10T16:31:09.987000000</dc:date>
    <meta:editing-duration>PT19H29M55S</meta:editing-duration>
    <meta:editing-cycles>185</meta:editing-cycles>
    <meta:generator>LibreOffice/7.6.2.1$Windows_x86 LibreOffice_project/56f7684011345957bbf33a7ee678afaf4d2ba333</meta:generator>
    <meta:document-statistic meta:table-count="3" meta:image-count="0" meta:object-count="0" meta:page-count="1" meta:paragraph-count="33" meta:word-count="71" meta:character-count="590" meta:non-whitespace-character-count="561"/>
  </office:meta>
</office:document-meta>
</file>